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Schema.getPreferre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.getDefaultMerge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.XMPSchema( String namespace , String preferred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Schema.getQName(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